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44620" table:style-name="ce6">
            <text:p>244.620</text:p>
          </table:table-cell>
          <table:table-cell office:value-type="float" office:value="6800" table:style-name="ce6">
            <text:p>6.800</text:p>
          </table:table-cell>
          <table:table-cell office:value-type="float" office:value="251420" table:style-name="ce6">
            <text:p>251.420</text:p>
          </table:table-cell>
          <table:table-cell office:value-type="float" office:value="226309" table:style-name="ce6">
            <text:p>226.309</text:p>
          </table:table-cell>
          <table:table-cell office:value-type="percentage" office:value="0.90012329965794291" table:style-name="ce11">
            <text:p>90,0%</text:p>
          </table:table-cell>
          <table:table-cell office:value-type="float" office:value="25516" table:style-name="ce6">
            <text:p>25.516</text:p>
          </table:table-cell>
          <table:table-cell office:value-type="date" office:date-value="2021-01-24T00:00:00" table:style-name="ce14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41265" table:style-name="ce8">
            <text:p>41.265</text:p>
          </table:table-cell>
          <table:table-cell office:value-type="float" office:value="1200" table:style-name="ce8">
            <text:p>1.200</text:p>
          </table:table-cell>
          <table:table-cell office:value-type="float" office:value="42465" table:style-name="ce8">
            <text:p>42.465</text:p>
          </table:table-cell>
          <table:table-cell office:value-type="float" office:value="42539" table:style-name="ce8">
            <text:p>42.539</text:p>
          </table:table-cell>
          <table:table-cell office:value-type="percentage" office:value="1.0017426115624632" table:style-name="ce12">
            <text:p>100,2%</text:p>
          </table:table-cell>
          <table:table-cell office:value-type="float" office:value="2222" table:style-name="ce8">
            <text:p>2.222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44195" table:style-name="ce8">
            <text:p>44.195</text:p>
          </table:table-cell>
          <table:table-cell office:value-type="float" office:value="1200" table:style-name="ce8">
            <text:p>1.200</text:p>
          </table:table-cell>
          <table:table-cell office:value-type="float" office:value="45395" table:style-name="ce8">
            <text:p>45.395</text:p>
          </table:table-cell>
          <table:table-cell office:value-type="float" office:value="43926" table:style-name="ce8">
            <text:p>43.926</text:p>
          </table:table-cell>
          <table:table-cell office:value-type="percentage" office:value="0.96763960788633108" table:style-name="ce12">
            <text:p>96,8%</text:p>
          </table:table-cell>
          <table:table-cell office:value-type="float" office:value="9030" table:style-name="ce8">
            <text:p>9.030</text:p>
          </table:table-cell>
          <table:table-cell office:value-type="date" office:date-value="2021-01-22T00:00:00" table:style-name="ce15">
            <text:p>22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2590" table:style-name="ce8">
            <text:p>22.590</text:p>
          </table:table-cell>
          <table:table-cell office:value-type="float" office:value="600" table:style-name="ce8">
            <text:p>600</text:p>
          </table:table-cell>
          <table:table-cell office:value-type="float" office:value="23190" table:style-name="ce8">
            <text:p>23.190</text:p>
          </table:table-cell>
          <table:table-cell office:value-type="float" office:value="22083" table:style-name="ce8">
            <text:p>22.083</text:p>
          </table:table-cell>
          <table:table-cell office:value-type="percentage" office:value="0.95226390685640361" table:style-name="ce12">
            <text:p>95,2%</text:p>
          </table:table-cell>
          <table:table-cell office:value-type="float" office:value="2713" table:style-name="ce8">
            <text:p>2.713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46185" table:style-name="ce8">
            <text:p>46.185</text:p>
          </table:table-cell>
          <table:table-cell office:value-type="float" office:value="1300" table:style-name="ce8">
            <text:p>1.300</text:p>
          </table:table-cell>
          <table:table-cell office:value-type="float" office:value="47485" table:style-name="ce8">
            <text:p>47.485</text:p>
          </table:table-cell>
          <table:table-cell office:value-type="float" office:value="50110" table:style-name="ce8">
            <text:p>50.110</text:p>
          </table:table-cell>
          <table:table-cell office:value-type="percentage" office:value="1.0552806149310308" table:style-name="ce12">
            <text:p>105,5%</text:p>
          </table:table-cell>
          <table:table-cell office:value-type="float" office:value="3993" table:style-name="ce8">
            <text:p>3.993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20463" table:style-name="ce8">
            <text:p>20.463</text:p>
          </table:table-cell>
          <table:table-cell office:value-type="percentage" office:value="0.96866272189349112" table:style-name="ce12">
            <text:p>96,9%</text:p>
          </table:table-cell>
          <table:table-cell office:value-type="float" office:value="241" table:style-name="ce8">
            <text:p>241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93315" table:style-name="ce8">
            <text:p>93.315</text:p>
          </table:table-cell>
          <table:table-cell office:value-type="float" office:value="2500" table:style-name="ce8">
            <text:p>2.500</text:p>
          </table:table-cell>
          <table:table-cell office:value-type="float" office:value="95815" table:style-name="ce8">
            <text:p>95.815</text:p>
          </table:table-cell>
          <table:table-cell office:value-type="float" office:value="94057" table:style-name="ce8">
            <text:p>94.057</text:p>
          </table:table-cell>
          <table:table-cell office:value-type="percentage" office:value="0.98165214214893282" table:style-name="ce12">
            <text:p>98,2%</text:p>
          </table:table-cell>
          <table:table-cell office:value-type="float" office:value="9593" table:style-name="ce8">
            <text:p>9.593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61875" table:style-name="ce8">
            <text:p>61.875</text:p>
          </table:table-cell>
          <table:table-cell office:value-type="float" office:value="1700" table:style-name="ce8">
            <text:p>1.700</text:p>
          </table:table-cell>
          <table:table-cell office:value-type="float" office:value="63575" table:style-name="ce8">
            <text:p>63.575</text:p>
          </table:table-cell>
          <table:table-cell office:value-type="float" office:value="61388" table:style-name="ce8">
            <text:p>61.388</text:p>
          </table:table-cell>
          <table:table-cell office:value-type="percentage" office:value="0.965599685410932" table:style-name="ce12">
            <text:p>96,6%</text:p>
          </table:table-cell>
          <table:table-cell office:value-type="float" office:value="2008" table:style-name="ce8">
            <text:p>2.008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11220" table:style-name="ce8">
            <text:p>211.220</text:p>
          </table:table-cell>
          <table:table-cell office:value-type="float" office:value="5800" table:style-name="ce8">
            <text:p>5.800</text:p>
          </table:table-cell>
          <table:table-cell office:value-type="float" office:value="217020" table:style-name="ce8">
            <text:p>217.020</text:p>
          </table:table-cell>
          <table:table-cell office:value-type="float" office:value="184778" table:style-name="ce8">
            <text:p>184.778</text:p>
          </table:table-cell>
          <table:table-cell office:value-type="percentage" office:value="0.8514330476453783" table:style-name="ce12">
            <text:p>85,1%</text:p>
          </table:table-cell>
          <table:table-cell office:value-type="float" office:value="7472" table:style-name="ce8">
            <text:p>7.472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09000" table:style-name="ce8">
            <text:p>109.000</text:p>
          </table:table-cell>
          <table:table-cell office:value-type="float" office:value="2900" table:style-name="ce8">
            <text:p>2.900</text:p>
          </table:table-cell>
          <table:table-cell office:value-type="float" office:value="111900" table:style-name="ce8">
            <text:p>111.900</text:p>
          </table:table-cell>
          <table:table-cell office:value-type="float" office:value="104449" table:style-name="ce8">
            <text:p>104.449</text:p>
          </table:table-cell>
          <table:table-cell office:value-type="percentage" office:value="0.93341376228775697" table:style-name="ce12">
            <text:p>93,3%</text:p>
          </table:table-cell>
          <table:table-cell office:value-type="float" office:value="4532" table:style-name="ce8">
            <text:p>4.532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39275" table:style-name="ce8">
            <text:p>39.275</text:p>
          </table:table-cell>
          <table:table-cell office:value-type="float" office:value="1000" table:style-name="ce8">
            <text:p>1.000</text:p>
          </table:table-cell>
          <table:table-cell office:value-type="float" office:value="40275" table:style-name="ce8">
            <text:p>40.275</text:p>
          </table:table-cell>
          <table:table-cell office:value-type="float" office:value="33125" table:style-name="ce8">
            <text:p>33.125</text:p>
          </table:table-cell>
          <table:table-cell office:value-type="percentage" office:value="0.82247051520794534" table:style-name="ce12">
            <text:p>82,2%</text:p>
          </table:table-cell>
          <table:table-cell office:value-type="float" office:value="638" table:style-name="ce8">
            <text:p>638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66805" table:style-name="ce8">
            <text:p>66.805</text:p>
          </table:table-cell>
          <table:table-cell office:value-type="float" office:value="1800" table:style-name="ce8">
            <text:p>1.800</text:p>
          </table:table-cell>
          <table:table-cell office:value-type="float" office:value="68605" table:style-name="ce8">
            <text:p>68.605</text:p>
          </table:table-cell>
          <table:table-cell office:value-type="float" office:value="66873" table:style-name="ce8">
            <text:p>66.873</text:p>
          </table:table-cell>
          <table:table-cell office:value-type="percentage" office:value="0.97475402667444067" table:style-name="ce12">
            <text:p>97,5%</text:p>
          </table:table-cell>
          <table:table-cell office:value-type="float" office:value="8602" table:style-name="ce8">
            <text:p>8.602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1765" table:style-name="ce8">
            <text:p>11.765</text:p>
          </table:table-cell>
          <table:table-cell office:value-type="float" office:value="200" table:style-name="ce8">
            <text:p>200</text:p>
          </table:table-cell>
          <table:table-cell office:value-type="float" office:value="11965" table:style-name="ce8">
            <text:p>11.965</text:p>
          </table:table-cell>
          <table:table-cell office:value-type="float" office:value="9166" table:style-name="ce8">
            <text:p>9.166</text:p>
          </table:table-cell>
          <table:table-cell office:value-type="percentage" office:value="0.76606769745089842" table:style-name="ce12">
            <text:p>76,6%</text:p>
          </table:table-cell>
          <table:table-cell office:value-type="float" office:value="317" table:style-name="ce8">
            <text:p>317</text:p>
          </table:table-cell>
          <table:table-cell office:value-type="date" office:date-value="2021-01-22T00:00:00" table:style-name="ce15">
            <text:p>22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171915" table:style-name="ce8">
            <text:p>171.915</text:p>
          </table:table-cell>
          <table:table-cell office:value-type="float" office:value="4700" table:style-name="ce8">
            <text:p>4.700</text:p>
          </table:table-cell>
          <table:table-cell office:value-type="float" office:value="176615" table:style-name="ce8">
            <text:p>176.615</text:p>
          </table:table-cell>
          <table:table-cell office:value-type="float" office:value="165514" table:style-name="ce8">
            <text:p>165.514</text:p>
          </table:table-cell>
          <table:table-cell office:value-type="percentage" office:value="0.93714576904566427" table:style-name="ce12">
            <text:p>93,7%</text:p>
          </table:table-cell>
          <table:table-cell office:value-type="float" office:value="2634" table:style-name="ce8">
            <text:p>2.634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45185" table:style-name="ce8">
            <text:p>45.185</text:p>
          </table:table-cell>
          <table:table-cell office:value-type="float" office:value="1200" table:style-name="ce8">
            <text:p>1.200</text:p>
          </table:table-cell>
          <table:table-cell office:value-type="float" office:value="46385" table:style-name="ce8">
            <text:p>46.385</text:p>
          </table:table-cell>
          <table:table-cell office:value-type="float" office:value="46444" table:style-name="ce8">
            <text:p>46.444</text:p>
          </table:table-cell>
          <table:table-cell office:value-type="percentage" office:value="1.0012719629190472" table:style-name="ce12">
            <text:p>100,1%</text:p>
          </table:table-cell>
          <table:table-cell office:value-type="float" office:value="4447" table:style-name="ce8">
            <text:p>4.447</text:p>
          </table:table-cell>
          <table:table-cell office:value-type="date" office:date-value="2021-01-24T00:00:00" table:style-name="ce15">
            <text:p>24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17053" table:style-name="ce8">
            <text:p>17.053</text:p>
          </table:table-cell>
          <table:table-cell office:value-type="percentage" office:value="0.80724260355029587" table:style-name="ce12">
            <text:p>80,7%</text:p>
          </table:table-cell>
          <table:table-cell office:value-type="float" office:value="809" table:style-name="ce8">
            <text:p>809</text:p>
          </table:table-cell>
          <table:table-cell office:value-type="date" office:date-value="2021-01-22T00:00:00" table:style-name="ce15">
            <text:p>22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55980" table:style-name="ce8">
            <text:p>55.980</text:p>
          </table:table-cell>
          <table:table-cell office:value-type="float" office:value="1400" table:style-name="ce8">
            <text:p>1.400</text:p>
          </table:table-cell>
          <table:table-cell office:value-type="float" office:value="57380" table:style-name="ce8">
            <text:p>57.380</text:p>
          </table:table-cell>
          <table:table-cell office:value-type="float" office:value="46124" table:style-name="ce8">
            <text:p>46.124</text:p>
          </table:table-cell>
          <table:table-cell office:value-type="percentage" office:value="0.80383408853258975" table:style-name="ce12">
            <text:p>80,4%</text:p>
          </table:table-cell>
          <table:table-cell office:value-type="float" office:value="3355" table:style-name="ce8">
            <text:p>3.355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692" table:style-name="ce8">
            <text:p>1.692</text:p>
          </table:table-cell>
          <table:table-cell office:value-type="percentage" office:value="0.77614678899082568" table:style-name="ce12">
            <text:p>77,6%</text:p>
          </table:table-cell>
          <table:table-cell office:value-type="float" office:value="373" table:style-name="ce8">
            <text:p>373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500" table:style-name="ce8">
            <text:p>1.500</text:p>
          </table:table-cell>
          <table:table-cell office:value-type="percentage" office:value="0.68807339449541283" table:style-name="ce12">
            <text:p>68,8%</text:p>
          </table:table-cell>
          <table:table-cell office:value-type="float" office:value="203" table:style-name="ce8">
            <text:p>203</text:p>
          </table:table-cell>
          <table:table-cell office:value-type="date" office:date-value="2021-01-20T00:00:00" table:style-name="ce16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310400" table:style-name="ce10">
            <text:p>1.310.400</text:p>
          </table:table-cell>
          <table:table-cell office:value-type="float" office:value="35700" table:style-name="ce10">
            <text:p>35.700</text:p>
          </table:table-cell>
          <table:table-cell office:value-type="float" office:value="1346100" table:style-name="ce10">
            <text:p>1.346.100</text:p>
          </table:table-cell>
          <table:table-cell office:value-type="float" office:value="1237593" table:style-name="ce10">
            <text:p>1.237.593</text:p>
          </table:table-cell>
          <table:table-cell office:value-type="percentage" office:value="0.91939157566302654" table:style-name="ce13">
            <text:p>91,9%</text:p>
          </table:table-cell>
          <table:table-cell office:value-type="float" office:value="88698" table:style-name="ce10">
            <text:p>88.698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5T15:13:21Z</dc:date>
  </office:meta>
</office:document-meta>
</file>